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444444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444444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fo:color="#444444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/>
      <style:text-properties fo:color="#444444"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30">
      <style:table-cell-properties fo:border="thin solid #000000"/>
    </style:style>
    <style:style style:name="ce8" style:family="table-cell" style:parent-style-name="Default" style:data-style-name="N3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30">
      <style:table-cell-properties fo:border-top="none" fo:border-bottom="none" fo:border-left="thin solid #000000" fo:border-right="none" fo:background-color="transparent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fo:color="#444444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3655cm"/>
    </style:style>
    <style:style style:name="co4" style:family="table-column">
      <style:table-column-properties fo:break-before="auto" style:column-width="3.7465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2.89983333333333cm"/>
    </style:style>
    <style:style style:name="co7" style:family="table-column">
      <style:table-column-properties fo:break-before="auto" style:column-width="2.5188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hieudkxettuy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MAPHIEUDK</text:p>
          </table:table-cell>
          <table:table-cell office:value-type="string" table:style-name="ce2">
            <text:p>MALOAIKHOAHOC</text:p>
          </table:table-cell>
          <table:table-cell office:value-type="string" table:style-name="ce2">
            <text:p>MAKENH</text:p>
          </table:table-cell>
          <table:table-cell office:value-type="string" table:style-name="ce3">
            <text:p>SDT</text:p>
          </table:table-cell>
          <table:table-cell office:value-type="string" table:style-name="ce3">
            <text:p>MAKETQUA</text:p>
          </table:table-cell>
          <table:table-cell office:value-type="string" table:style-name="ce2">
            <text:p>SDTZALO</text:p>
          </table:table-cell>
          <table:table-cell office:value-type="string" table:style-name="ce4">
            <text:p>HOSO</text:p>
          </table:table-cell>
          <table:table-cell office:value-type="string" table:style-name="ce12">
            <text:p>NGANHDK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2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11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2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12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1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13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1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25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14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1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2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15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27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16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1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2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17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2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18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1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3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19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1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3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20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2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3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21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3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22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2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3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23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2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35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24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2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3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25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2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37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26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2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3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27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2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3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28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2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4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29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2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4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30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3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4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31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3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4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32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3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4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33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3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45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34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3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4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35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3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47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36</text:p>
          </table:table-cell>
          <table:table-cell office:value-type="string" table:style-name="ce8">
            <text:p>3</text:p>
          </table:table-cell>
          <table:table-cell office:value-type="string" table:style-name="ce8">
            <text:p>099991113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4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37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4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38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5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39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5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40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5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41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5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42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5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43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55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44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5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45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57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46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5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47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5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48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6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49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6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50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6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51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6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52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6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53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65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54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6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55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67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56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6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57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6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58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7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59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7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60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7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61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7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62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7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63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75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64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7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65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77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66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7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67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7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68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8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69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8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70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8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71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8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72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8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73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85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74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8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75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87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76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8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77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8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78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9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79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9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80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9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81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9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82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9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83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95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84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9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85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97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86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9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87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9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88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0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89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0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90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0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91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0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92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0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93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05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94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0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95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07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96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0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97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0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98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1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199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1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00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1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01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1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02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1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03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15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04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1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05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17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06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1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07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1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08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2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09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2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10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2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11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2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12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2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13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25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14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2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15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27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16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2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17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2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18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3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19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3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20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3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21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3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22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3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23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35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24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3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25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37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26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3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27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3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28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4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29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4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30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4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31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4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32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4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33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45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34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4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35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47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36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4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37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4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38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5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39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5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40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5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41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5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42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5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43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55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44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5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45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57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46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5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47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5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48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6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49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6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50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6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99911251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63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12345684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64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12345685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DK165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kenhzl</text:p>
          </table:table-cell>
          <table:table-cell office:value-type="string" table:style-name="ce7">
            <text:p>0912345686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DK166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kenhzl</text:p>
          </table:table-cell>
          <table:table-cell office:value-type="string" table:style-name="ce11">
            <text:p>0931019446</text:p>
          </table:table-cell>
          <table:table-cell office:value-type="string" table:style-name="ce8">
            <text:p>3</text:p>
          </table:table-cell>
          <table:table-cell table:style-name="ce6"/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6"/>
        </table:table-row>
        <table:table-row table:number-rows-repeated="104843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Admin</meta:initial-creator>
    <dc:creator>ASUS</dc:creator>
    <meta:creation-date>2022-07-04T03:08:16Z</meta:creation-date>
    <dc:date>2022-07-07T03:57:16Z</dc:date>
  </office:meta>
</office:document-meta>
</file>